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BundleURLConnection.URLHandlersBundleURL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BundleURLConnection.get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RLHandlersBundleURLConnection.getConten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HandlersBundleURLConnection.URLHandlersBundleURLConnection( URL url , Felix framework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RLHandlersBundleURLConnection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HandlersBundleURLConnection.getPermi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RLHandlersBundleURLConnectio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HandlersBundleURLConnection.conn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